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Time (s)</text:p>
          </table:table-cell>
          <table:table-cell office:value-type="string" table:style-name="ce1">
            <text:p>System Current (mA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twork Active</text:p>
          </table:table-cell>
          <table:table-cell office:value-type="float" office:value="5" table:style-name="ce1">
            <text:p>5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fresh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mes per day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ily current draw (mAh)</text:p>
          </table:table-cell>
          <table:table-cell table:style-name="ce1"/>
          <table:table-cell office:value-type="float" office:value="6.2222222222222223" table:formula="of:=[.B5]*([.B2]*[.C2]/3600+[.B3]*[.C3]/3600)" table:style-name="ce1">
            <text:p>6.2222222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eep current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ily sleep current draw (mAh)</text:p>
          </table:table-cell>
          <table:table-cell table:style-name="ce1"/>
          <table:table-cell office:value-type="float" office:value="2.4000000000000004" table:formula="of:=[.C8]*24" table:style-name="ce1">
            <text:p>2.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ttery Capacity (mAh)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tery life (days)</text:p>
          </table:table-cell>
          <table:table-cell table:style-name="ce1"/>
          <table:table-cell office:value-type="float" office:value="231.9587628865979" table:formula="of:=[.C11]/([.C9]+[.C6])" table:style-name="ce1">
            <text:p>231.9587629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628</meta:generator>
    <meta:initial-creator>Richard Lin</meta:initial-creator>
    <dc:creator>Richard Lin</dc:creator>
    <meta:creation-date>2024-06-07T03:41:18Z</meta:creation-date>
    <dc:date>2024-06-07T03:50:52Z</dc:date>
  </office:meta>
</office:document-meta>
</file>